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A00000055C379CD0CD1D292F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8" style:family="table-cell">
      <style:table-cell-properties fo:padding="0.097cm" fo:border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79cm" table:align="left"/>
    </style:style>
    <style:style style:name="Table2.A" style:family="table-column">
      <style:table-column-properties style:column-width="2.207cm"/>
    </style:style>
    <style:style style:name="Table2.B" style:family="table-column">
      <style:table-column-properties style:column-width="2.477cm"/>
    </style:style>
    <style:style style:name="Table2.C" style:family="table-column">
      <style:table-column-properties style:column-width="1.693cm"/>
    </style:style>
    <style:style style:name="Table2.D" style:family="table-column">
      <style:table-column-properties style:column-width="0.476cm"/>
    </style:style>
    <style:style style:name="Table2.E" style:family="table-column">
      <style:table-column-properties style:column-width="2.223cm"/>
    </style:style>
    <style:style style:name="Table2.F" style:family="table-column">
      <style:table-column-properties style:column-width="0.37cm"/>
    </style:style>
    <style:style style:name="Table2.G" style:family="table-column">
      <style:table-column-properties style:column-width="4.233cm"/>
    </style:style>
    <style:style style:name="Table2.A1" style:family="table-cell">
      <style:table-cell-properties fo:padding="0.097cm" fo:border="none"/>
    </style:style>
    <style:style style:name="Table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5" style:family="table-cell">
      <style:table-cell-properties fo:padding="0.097cm" fo:border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Standard" style:master-page-name="First_20_Page">
      <style:paragraph-properties style:page-number="auto"/>
    </style:style>
    <style:style style:name="P6" style:family="paragraph" style:parent-style-name="Standard">
      <style:paragraph-properties fo:text-align="end" style:justify-single-word="false"/>
      <style:text-properties officeooo:paragraph-rsid="0018a87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0f1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setLang(user.lang or 'fr_FR')&gt;">&lt;setLang(user.lang or 'fr_FR')&gt;</text:text-input></text:p>
      <text:p text:style-name="P6"><text:span text:style-name="T1">Nouméa le, </text:span><text:span text:style-name="T2"><text:text-input text:description="&lt;meeting_date()&gt;">&lt;meeting_date()&gt;</text:text-input></text:span></text:p>
      <text:p text:style-name="P1"/>
      <text:p text:style-name="Standard"/>
      <text:p text:style-name="P1">Document original à conserver par le patient.<text:line-break/>L'opticien remet l'original au patient et la copie au organismes sociaux<text:line-break/><text:span text:style-name="T3">(En cas de perte seul un duplicata pourra être remis)<text:line-break/></text:span><text:span text:style-name="T4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3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3">VERRES BIFOCAUX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3">OD :</text:p>
          </table:table-cell>
          <table:table-cell table:style-name="Table1.B8" office:value-type="string">
            <text:p text:style-name="Table_20_Contents"><text:text-input text:description="&lt;if test=&quot;line.sph_od == False&quot;&gt;">&lt;if test="line.sph_od == False"&gt;</text:text-input>plan<text:span text:style-name="T3"><text:text-input text:description="&lt;/if&gt;">Close if</text:text-input></text:span><text:span text:style-name="T3"><text:text-input text:description="&lt;line.sph_od&gt;">sph_os</text:text-input></text:span></text:p>
          </table:table-cell>
          <table:table-cell table:style-name="Table1.C8" office:value-type="string">
            <text:p text:style-name="Table_20_Contents"><text:text-input text:description="&lt;if test=&quot;line.cyl_od == False&quot;&gt;">&lt;if test="line.cyl_od == False"&gt;</text:text-input>/<text:span text:style-name="T3"><text:text-input text:description="&lt;/if&gt;">Close if</text:text-input></text:span><text:span text:style-name="T3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2"><text:text-input text:description="&lt;if test=&quot;line.axis_od == False&quot;&gt;">&lt;if test="line.axis_od == False"&gt;</text:text-input>/<text:span text:style-name="T3"><text:text-input text:description="&lt;/if&gt;">Close if</text:text-input></text:span><text:text-input text:description="&lt;line.axis_od&gt;">axis_od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9" office:value-type="string">
            <text:p text:style-name="P3">OG :</text:p>
          </table:table-cell>
          <table:table-cell table:style-name="Table1.B9" office:value-type="string">
            <text:p text:style-name="Table_20_Contents"><text:text-input text:description="&lt;if test=&quot;line.sph_os == False&quot;&gt;">&lt;if test="line.sph_os == False"&gt;</text:text-input>plan<text:span text:style-name="T3"><text:text-input text:description="&lt;/if&gt;">Close if</text:text-input></text:span><text:text-input text:description="&lt;line.sph_os&gt;">sph_os</text:text-input></text:p>
          </table:table-cell>
          <table:table-cell table:style-name="Table1.C9" office:value-type="string">
            <text:p text:style-name="Table_20_Contents"><text:text-input text:description="&lt;if test=&quot;line.cyl_os == False&quot;&gt;">&lt;if test="line.cyl_os == False"&gt;</text:text-input>/<text:span text:style-name="T3"><text:text-input text:description="&lt;/if&gt;">Close if</text:text-input></text:span><text:span text:style-name="T3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2"><text:text-input text:description="&lt;if test=&quot;line.axis_os == False&quot;&gt;">&lt;if test="line.axis_os == False"&gt;</text:text-input>/<text:span text:style-name="T3"><text:text-input text:description="&lt;/if&gt;">Close if</text:text-input></text:span><text:text-input text:description="&lt;line.axis_os&gt;">axis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G9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4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Horizontal_20_Line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columns-spanned="7" office:value-type="string">
            <text:p text:style-name="P3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3">OD :</text:p>
          </table:table-cell>
          <table:table-cell table:style-name="Table2.A5" office:value-type="string">
            <text:p text:style-name="Table_20_Contents"><text:text-input text:description="&lt;if test=&quot;line.sph_od == False&quot;&gt;">&lt;if test="line.sph_od == False"&gt;</text:text-input>plan<text:span text:style-name="T3"><text:text-input text:description="&lt;/if&gt;">Close if</text:text-input></text:span><text:span text:style-name="T3"><text:text-input text:description="&lt;line.sph_od&gt;">sph_os</text:text-input></text:span></text:p>
          </table:table-cell>
          <table:table-cell table:style-name="Table2.A5" office:value-type="string">
            <text:p text:style-name="Table_20_Contents"><text:text-input text:description="&lt;if test=&quot;line.cyl_od == False&quot;&gt;">&lt;if test="line.cyl_od == False"&gt;</text:text-input>/<text:span text:style-name="T3"><text:text-input text:description="&lt;/if&gt;">Close if</text:text-input></text:span><text:span text:style-name="T3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2.A5" office:value-type="string">
            <text:p text:style-name="Table_20_Contents">à</text:p>
          </table:table-cell>
          <table:table-cell table:style-name="Table2.A5" office:value-type="string">
            <text:p text:style-name="P2"><text:text-input text:description="&lt;if test=&quot;line.axis_od == False&quot;&gt;">&lt;if test="line.axis_od == False"&gt;</text:text-input>/<text:span text:style-name="T3"><text:text-input text:description="&lt;/if&gt;">Close if</text:text-input></text:span><text:text-input text:description="&lt;line.axis_od&gt;">axis_od</text:text-input></text:p>
          </table:table-cell>
          <table:table-cell table:style-name="Table2.A5" office:value-type="string">
            <text:p text:style-name="Table_20_Contents">°</text:p>
          </table:table-cell>
          <table:table-cell table:style-name="Table2.G5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2.A6" office:value-type="string">
            <text:p text:style-name="P3">OG :</text:p>
          </table:table-cell>
          <table:table-cell table:style-name="Table2.A6" office:value-type="string">
            <text:p text:style-name="Table_20_Contents"><text:text-input text:description="&lt;if test=&quot;line.sph_os == False&quot;&gt;">&lt;if test="line.sph_os == False"&gt;</text:text-input>plan<text:span text:style-name="T3"><text:text-input text:description="&lt;/if&gt;">Close if</text:text-input></text:span><text:text-input text:description="&lt;line.sph_os&gt;">sph_os</text:text-input></text:p>
          </table:table-cell>
          <table:table-cell table:style-name="Table2.A6" office:value-type="string">
            <text:p text:style-name="Table_20_Contents"><text:text-input text:description="&lt;if test=&quot;line.cyl_os == False&quot;&gt;">&lt;if test="line.cyl_os == False"&gt;</text:text-input>/<text:span text:style-name="T3"><text:text-input text:description="&lt;/if&gt;">Close if</text:text-input></text:span><text:span text:style-name="T3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2.A6" office:value-type="string">
            <text:p text:style-name="Table_20_Contents">à</text:p>
          </table:table-cell>
          <table:table-cell table:style-name="Table2.A6" office:value-type="string">
            <text:p text:style-name="P2"><text:text-input text:description="&lt;if test=&quot;line.axis_os == False&quot;&gt;">&lt;if test="line.axis_os == False"&gt;</text:text-input>/<text:span text:style-name="T3"><text:text-input text:description="&lt;/if&gt;">Close if</text:text-input></text:span><text:text-input text:description="&lt;line.axis_os&gt;">axis_os</text:text-input></text:p>
          </table:table-cell>
          <table:table-cell table:style-name="Table2.A6" office:value-type="string">
            <text:p text:style-name="Table_20_Contents">°</text:p>
          </table:table-cell>
          <table:table-cell table:style-name="Table2.G6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2.A1" office:value-type="string">
            <text:p text:style-name="P4"><text:text-input text:description="&lt;/if&gt;">Close if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/for&gt;">Close loop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Image1" text:anchor-type="paragraph" svg:x="10.557cm" svg:y="0.582cm" svg:width="5.676cm" svg:height="1.813cm" draw:z-index="0"><draw:image xlink:href="Pictures/100002010000010A00000055C379CD0CD1D292F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8-03-02T05:09:04.753062230</dc:date>
    <meta:editing-duration>PT4H43M23S</meta:editing-duration>
    <meta:editing-cycles>129</meta:editing-cycles>
    <meta:generator>LibreOffice/5.2.7.2$Linux_X86_64 LibreOffice_project/20m0$Build-2</meta:generator>
    <dc:creator>Laurent FRANCOIS</dc:creator>
    <meta:document-statistic meta:table-count="2" meta:image-count="1" meta:object-count="0" meta:page-count="2" meta:paragraph-count="44" meta:word-count="384" meta:character-count="1623" meta:non-whitespace-character-count="1471"/>
  </office:meta>
</office:document-meta>
</file>